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5cm" fo:min-width="1cm"/>
      <style:paragraph-properties style:writing-mode="lr-tb"/>
    </style:style>
    <style:style style:name="gr2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5cm" fo:min-width="0.999cm"/>
      <style:paragraph-properties style:writing-mode="lr-tb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505cm" fo:min-width="2cm"/>
      <style:paragraph-properties style:writing-mode="lr-tb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5cm" fo:min-width="2cm"/>
      <style:paragraph-properties style:writing-mode="lr-tb"/>
    </style:style>
    <style:style style:name="P1" style:family="paragraph">
      <style:paragraph-properties fo:text-align="center"/>
      <style:text-properties style:font-name="Liberation Mono" fo:font-size="10.6999998092651pt" style:font-size-asian="10pt" style:font-size-complex="10pt"/>
    </style:style>
    <style:style style:name="P2" style:family="paragraph">
      <loext:graphic-properties draw:fill="none" draw:fill-color="#729fcf"/>
      <style:paragraph-properties fo:text-align="center"/>
      <style:text-properties style:font-name="Liberation Mono" fo:font-size="10.6999998092651pt" style:font-size-asian="10pt" style:font-size-complex="10pt"/>
    </style:style>
    <style:style style:name="P3" style:family="paragraph">
      <style:paragraph-properties fo:text-align="center"/>
      <style:text-properties fo:font-size="8.60000038146973pt"/>
    </style:style>
    <style:style style:name="P4" style:family="paragraph">
      <loext:graphic-properties draw:fill="none"/>
      <style:paragraph-properties fo:text-align="center"/>
      <style:text-properties fo:font-size="8.60000038146973pt" style:font-size-asian="8pt" style:font-size-complex="8pt"/>
    </style:style>
    <style:style style:name="T1" style:family="text">
      <style:text-properties style:font-name="Liberation Mono"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cm" svg:height="0.5cm" svg:x="2cm" svg:y="1cm">
          <text:p text:style-name="P1"><text:span text:style-name="T1">0x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3cm" svg:y="1cm">
          <text:p text:style-name="P1"><text:span text:style-name="T1">0x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2cm" svg:y="1.5cm">
          <text:p text:style-name="P1"><text:span text:style-name="T1">0x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3cm" svg:y="1.5cm">
          <text:p text:style-name="P1"><text:span text:style-name="T1">0x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2cm" svg:y="2cm">
          <text:p text:style-name="P1"><text:span text:style-name="T1">0x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3cm" svg:y="2cm">
          <text:p text:style-name="P1"><text:span text:style-name="T1">0x0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2cm" svg:y="2.5cm">
          <text:p text:style-name="P1"><text:span text:style-name="T1">0x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3cm" svg:y="2.5cm">
          <text:p text:style-name="P1"><text:span text:style-name="T1">0x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2cm" svg:y="3cm">
          <text:p text:style-name="P1"><text:span text:style-name="T1">0x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3cm" svg:y="3cm">
          <text:p text:style-name="P1"><text:span text:style-name="T1">0x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2cm" svg:y="3.5cm">
          <text:p text:style-name="P1"><text:span text:style-name="T1">0x0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3cm" svg:y="3.5cm">
          <text:p text:style-name="P1"><text:span text:style-name="T1">0x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2cm" svg:y="4cm">
          <text:p text:style-name="P1"><text:span text:style-name="T1">0x0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3cm" svg:y="4cm">
          <text:p text:style-name="P1"><text:span text:style-name="T1">0x0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2cm" svg:y="4.5cm">
          <text:p text:style-name="P1"><text:span text:style-name="T1">0x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3cm" svg:y="4.5cm">
          <text:p text:style-name="P1"><text:span text:style-name="T1">0x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2cm" svg:y="5cm">
          <text:p text:style-name="P1"><text:span text:style-name="T1">0x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3cm" svg:y="5cm">
          <text:p text:style-name="P1"><text:span text:style-name="T1">0x0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2cm" svg:y="5.5cm">
          <text:p text:style-name="P1"><text:span text:style-name="T1">0x0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3cm" svg:y="5.5cm">
          <text:p text:style-name="P1"><text:span text:style-name="T1">0x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2cm" svg:y="6cm">
          <text:p text:style-name="P1"><text:span text:style-name="T1">0x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3cm" svg:y="6cm">
          <text:p text:style-name="P1"><text:span text:style-name="T1">0x0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2cm" svg:y="6.5cm">
          <text:p text:style-name="P1"><text:span text:style-name="T1">0x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3cm" svg:y="6.5cm">
          <text:p text:style-name="P1"><text:span text:style-name="T1">0x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2cm" svg:y="7cm">
          <text:p text:style-name="P1"><text:span text:style-name="T1">0x0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3cm" svg:y="7cm">
          <text:p text:style-name="P1"><text:span text:style-name="T1">0x0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4.5cm" svg:y="1cm">
          <text:p text:style-name="P1"><text:span text:style-name="T1">0x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5.5cm" svg:y="1cm">
          <text:p text:style-name="P1"><text:span text:style-name="T1">0x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4.5cm" svg:y="1.5cm">
          <text:p text:style-name="P1"><text:span text:style-name="T1">0x0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5.5cm" svg:y="1.5cm">
          <text:p text:style-name="P1"><text:span text:style-name="T1">0x0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4.5cm" svg:y="2cm">
          <text:p text:style-name="P1"><text:span text:style-name="T1">0x0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5.5cm" svg:y="2cm">
          <text:p text:style-name="P1"><text:span text:style-name="T1">0x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4.5cm" svg:y="2.5cm">
          <text:p text:style-name="P1"><text:span text:style-name="T1">0x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5.5cm" svg:y="2.5cm">
          <text:p text:style-name="P1"><text:span text:style-name="T1">0x0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4.5cm" svg:y="3cm">
          <text:p text:style-name="P1"><text:span text:style-name="T1">0x0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5.5cm" svg:y="3cm">
          <text:p text:style-name="P1"><text:span text:style-name="T1">0x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4.5cm" svg:y="3.5cm">
          <text:p text:style-name="P1"><text:span text:style-name="T1">0x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5.5cm" svg:y="3.5cm">
          <text:p text:style-name="P1"><text:span text:style-name="T1">0x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4.5cm" svg:y="4cm">
          <text:p text:style-name="P1"><text:span text:style-name="T1">0x0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5.5cm" svg:y="4cm">
          <text:p text:style-name="P1"><text:span text:style-name="T1">0x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4.5cm" svg:y="4.5cm">
          <text:p text:style-name="P1"><text:span text:style-name="T1">0x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5.5cm" svg:y="4.5cm">
          <text:p text:style-name="P1"><text:span text:style-name="T1">0x0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4.5cm" svg:y="5cm">
          <text:p text:style-name="P1"><text:span text:style-name="T1">0x0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5.5cm" svg:y="5cm">
          <text:p text:style-name="P1"><text:span text:style-name="T1">0x0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4.5cm" svg:y="5.5cm">
          <text:p text:style-name="P1"><text:span text:style-name="T1">0x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5.5cm" svg:y="5.5cm">
          <text:p text:style-name="P1"><text:span text:style-name="T1">0x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99cm" svg:height="0.5cm" svg:x="7.001cm" svg:y="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8cm" svg:y="1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99cm" svg:height="0.5cm" svg:x="7.001cm" svg:y="1.5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8cm" svg:y="1.5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99cm" svg:height="0.5cm" svg:x="7.001cm" svg:y="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8cm" svg:y="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99cm" svg:height="0.5cm" svg:x="7.001cm" svg:y="2.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8cm" svg:y="2.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99cm" svg:height="0.5cm" svg:x="7.001cm" svg:y="3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8cm" svg:y="3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7.001cm" svg:y="3.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8cm" svg:y="3.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99cm" svg:height="0.5cm" svg:x="7.002cm" svg:y="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8cm" svg:y="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99cm" svg:height="0.5cm" svg:x="7.001cm" svg:y="4.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8cm" svg:y="4.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99cm" svg:height="0.5cm" svg:x="7.001cm" svg:y="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8cm" svg:y="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99cm" svg:height="0.5cm" svg:x="7.001cm" svg:y="5.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8cm" svg:y="5.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99cm" svg:height="0.5cm" svg:x="7.001cm" svg:y="6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8cm" svg:y="6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99cm" svg:height="0.5cm" svg:x="7.001cm" svg:y="6.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8cm" svg:y="6.5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99cm" svg:height="0.5cm" svg:x="7.001cm" svg:y="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8cm" svg:y="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0.505cm" svg:x="2cm" svg:y="0.495cm">
          <text:p text:style-name="P3"><text:span text:style-name="T2">LEVE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0.5cm" svg:x="4.5cm" svg:y="0.5cm">
          <text:p text:style-name="P3"><text:span text:style-name="T2">VICTIM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0.5cm" svg:x="7cm" svg:y="0.5cm">
          <text:p text:style-name="P3"><text:span text:style-name="T2">CORR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0.5cm" svg:y="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0.5cm" svg:y="1.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0.5cm" svg:y="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0.5cm" svg:y="2.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0.5cm" svg:y="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0.5cm" svg:y="3.5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0.5cm" svg:y="4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0.5cm" svg:y="4.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0.5cm" svg:y="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0.5cm" svg:y="5.5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0.5cm" svg:y="6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0.5cm" svg:y="6.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0.5cm" svg:y="7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5cm" svg:x="0.5cm" svg:y="0.5cm">
          <text:p text:style-name="P1"><text:span text:style-name="T1">№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.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4T10:22:49.244000000</meta:creation-date>
    <dc:date>2024-01-14T13:35:42.606000000</dc:date>
    <meta:editing-duration>PT3H12M56S</meta:editing-duration>
    <meta:editing-cycles>9</meta:editing-cycles>
    <meta:generator>LibreOffice/7.5.0.3$Windows_X86_64 LibreOffice_project/c21113d003cd3efa8c53188764377a8272d9d6de</meta:generator>
    <meta:document-statistic meta:object-count="89"/>
  </office:meta>
</office:document-meta>
</file>